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cc397" officeooo:paragraph-rsid="000cc397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5" style:family="paragraph" style:parent-style-name="Heading" style:master-page-name="Standard">
      <style:paragraph-properties style:page-number="auto"/>
    </style:style>
    <style:style style:name="P6" style:family="paragraph" style:parent-style-name="Heading_20_2">
      <style:text-properties officeooo:rsid="000da7ab" officeooo:paragraph-rsid="000da7ab"/>
    </style:style>
    <style:style style:name="P7" style:family="paragraph" style:parent-style-name="Heading_20_2">
      <style:text-properties officeooo:rsid="000da7ab" officeooo:paragraph-rsid="000da7ab"/>
    </style:style>
    <style:style style:name="P8" style:family="paragraph" style:parent-style-name="Heading_20_2">
      <style:text-properties officeooo:paragraph-rsid="000da7ab"/>
    </style:style>
    <style:style style:name="P9" style:family="paragraph" style:parent-style-name="Standard">
      <style:text-properties fo:font-size="10pt" style:font-size-asian="10pt"/>
    </style:style>
    <style:style style:name="P10" style:family="paragraph" style:parent-style-name="Standard">
      <style:text-properties officeooo:paragraph-rsid="000da7ab"/>
    </style:style>
    <style:style style:name="P11" style:family="paragraph" style:parent-style-name="Standard" style:list-style-name="L1">
      <style:text-properties officeooo:rsid="000da7ab" officeooo:paragraph-rsid="000da7ab"/>
    </style:style>
    <style:style style:name="P12" style:family="paragraph" style:parent-style-name="Text_20_body" style:list-style-name="WW8Num5"/>
    <style:style style:name="P13" style:family="paragraph" style:parent-style-name="Text_20_body">
      <style:text-properties officeooo:rsid="000da7ab" officeooo:paragraph-rsid="000da7ab"/>
    </style:style>
    <style:style style:name="P14" style:family="paragraph" style:parent-style-name="Text_20_body" style:list-style-name="WW8Num7">
      <style:text-properties officeooo:rsid="000da7ab" officeooo:paragraph-rsid="000da7ab"/>
    </style:style>
    <style:style style:name="P15" style:family="paragraph" style:parent-style-name="Text_20_body">
      <style:text-properties style:use-window-font-color="true" loext:opacity="0%" style:font-name="Times New Roman" fo:font-size="10pt" fo:language="en" fo:country="US" officeooo:rsid="000da7ab" officeooo:paragraph-rsid="000da7ab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loext:opacity="0%" style:font-name="Arial" fo:font-size="16pt" fo:language="en" fo:country="US" fo:font-weight="bold" officeooo:rsid="000cc397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4" style:family="text">
      <style:text-properties style:use-window-font-color="true" loext:opacity="0%" style:font-name="Arial" fo:font-size="16pt" fo:language="en" fo:country="US" fo:font-weight="bold" officeooo:rsid="000da7ab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5" style:family="text">
      <style:text-properties style:use-window-font-color="true" loext:opacity="0%" style:font-name="Arial" fo:font-size="16pt" fo:language="en" fo:country="US" fo:font-weight="bold" officeooo:rsid="000f8ca2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6" style:family="text">
      <style:text-properties style:use-window-font-color="true" loext:opacity="0%" style:font-name="Arial" fo:font-size="10pt" fo:language="en" fo:country="US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T7" style:family="text">
      <style:text-properties style:use-window-font-color="true" loext:opacity="0%" style:font-name="Arial" fo:font-size="10pt" fo:language="en" fo:country="US" fo:font-weight="bold" officeooo:rsid="000da7ab" style:font-name-asian="Times New Roman" style:font-size-asian="10pt" style:font-weight-asian="bold" style:font-name-complex="Arial" style:font-size-complex="10pt" style:language-complex="ar" style:country-complex="SA"/>
    </style:style>
    <style:style style:name="T8" style:family="text">
      <style:text-properties officeooo:rsid="000da7ab"/>
    </style:style>
    <style:style style:name="T9" style:family="text">
      <style:text-properties officeooo:rsid="000f8ca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3">Sistema de propostas de aluguel</text:span><text:line-break/>Use-Case: <text:span text:style-name="T4">Lista</text:span><text:span text:style-name="T5">r</text:span><text:span text:style-name="T4"> imóveis disponíveis</text:span></text:h>
      <text:h text:style-name="Heading_20_1" text:outline-level="1">Brief Description</text:h>
      <text:p text:style-name="P15">Nesse caso de uso um proprietário, locatário ou pessoa sem autenticação no sistema podem acessar uma lista com todos os imóveis cadastrados no sistema</text:p>
      <text:h text:style-name="Heading_20_1" text:outline-level="1">Actor Brief Descriptions</text:h>
      <text:h text:style-name="P7" text:outline-level="2"><text:span text:style-name="T6">Pessoa sem autenticação no sistema</text:span></text:h>
      <text:h text:style-name="P7" text:outline-level="2"><text:span text:style-name="T6">Proprietário</text:span></text:h>
      <text:h text:style-name="P8" text:outline-level="2"><text:span text:style-name="T7">Locatário</text:span></text:h>
      <text:h text:style-name="Heading_20_1" text:outline-level="1">Preconditions</text:h>
      <text:p text:style-name="P13">Nenhuma</text:p>
      <text:h text:style-name="Heading_20_1" text:outline-level="1">Basic Flow of Events</text:h>
      <text:list xml:id="list3761328028" text:style-name="WW8Num7">
        <text:list-item>
          <text:p text:style-name="P14">O ator acessa a listagem de imóveis</text:p>
        </text:list-item>
        <text:list-item>
          <text:p text:style-name="P14">Os imóveis aparecem na tela em formato de lista de acordo com os filtros padrões</text:p>
        </text:list-item>
      </text:list>
      <text:h text:style-name="Heading_20_1" text:outline-level="1">Alternative Flows</text:h>
      <text:h text:style-name="Heading_20_1" text:outline-level="1">Subflows </text:h>
      <text:h text:style-name="P6" text:outline-level="2">Selecionar filtro</text:h>
      <text:p text:style-name="P10"><text:tab/><text:span text:style-name="T8">O ator pode selecionar algum filtro para ver diferentes tipos de imóveis.</text:span></text:p>
      <text:list xml:id="list2557885532" text:style-name="L1">
        <text:list-item>
          <text:p text:style-name="P11">O ator seleciona o filtro</text:p>
        </text:list-item>
        <text:list-item>
          <text:p text:style-name="P11">A listagem muda de acordo com o filtro escolhido</text:p>
        </text:list-item>
      </text:list>
      <text:h text:style-name="Heading_20_1" text:outline-level="1">Key Scenarios</text:h>
      <text:h text:style-name="Heading_20_1" text:outline-level="1">Post-conditions</text:h>
      <text:h text:style-name="Heading_20_1" text:outline-level="1">Special Requirements</text:h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style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5.431cm" fo:margin-left="-0.191cm" table:align="left" style:writing-mode="lr-tb"/>
    </style:style>
    <style:style style:name="Table2.A" style:family="table-column">
      <style:table-column-properties style:column-width="15.4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" style:family="table">
      <style:table-properties style:width="15.431cm" fo:margin-left="-0.191cm" table:align="left" style:writing-mode="lr-tb"/>
    </style:style>
    <style:style style:name="Table1.A" style:family="table-column">
      <style:table-column-properties style:column-width="5.577cm"/>
    </style:style>
    <style:style style:name="Table1.C" style:family="table-column">
      <style:table-column-properties style:column-width="4.27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0cc397" officeooo:paragraph-rsid="000cc397" style:font-size-asian="10pt"/>
    </style:style>
    <style:style style:name="MP2" style:family="paragraph" style:parent-style-name="Standard"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officeooo:rsid="000da7ab"/>
    </style:style>
    <style:style style:name="MT2" style:family="text">
      <style:text-properties officeooo:rsid="000f8ca2"/>
    </style:style>
    <style:style style:name="MT3" style:family="text">
      <style:text-properties fo:font-size="10pt" style:font-size-asian="10pt"/>
    </style:style>
    <style:style style:name="MT4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1">Sistema de propostas de aluguel</text:p>
            </table:table-cell>
          </table:table-row>
          <table:table-row table:style-name="Table2.1">
            <table:table-cell table:style-name="Table2.A1" office:value-type="string">
              <text:p text:style-name="MP2">Use-case Specification: <text:span text:style-name="MT1">Lista</text:span><text:span text:style-name="MT2">r</text:span><text:span text:style-name="MT1"> imóveis disponíveis</text:span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><text:span text:style-name="MT3">Page </text:span><text:span text:style-name="Page_20_Number"><text:span text:style-name="MT3"><text:page-number text:select-page="current">1</text:page-number></text:span></text:span><text:span text:style-name="Page_20_Number"><text:span text:style-name="MT3"><text:s/>of </text:span></text:span><text:span text:style-name="Page_20_Number"><text:span text:style-name="MT4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&lt;use-case name&gt;</dc:title>
    <dc:subject>&lt;project&gt;</dc:subject>
    <meta:keyword/>
    <dc:description/>
    <meta:creation-date>2021-04-26T17:36:27.853510526</meta:creation-date>
    <dc:date>2021-04-28T15:39:11.945052194</dc:date>
    <meta:editing-cycles>5</meta:editing-cycles>
    <meta:editing-duration>PT19M6S</meta:editing-duration>
    <meta:generator>LibreOffice/7.1.2.2$Linux_X86_64 LibreOffice_project/10$Build-2</meta:generator>
    <meta:document-statistic meta:table-count="2" meta:image-count="0" meta:object-count="0" meta:page-count="1" meta:paragraph-count="24" meta:word-count="140" meta:character-count="841" meta:non-whitespace-character-count="740"/>
  </office:meta>
</office:document-meta>
</file>